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4];[.F214];[.D214];[.G214];[.H214])" office:value-type="string" office:string-value="Class 1: 595 - The Arcane Eternal" calcext:value-type="string">
            <text:p>Class 1: 595 - The Arcane Eternal</text:p>
          </table:table-cell>
          <table:table-cell table:style-name="ce6" office:value-type="float" office:value="595" calcext:value-type="float">
            <text:p>59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2: 593 - The Ashen Titan" calcext:value-type="string">
            <text:p>Class 2: 593 - The Ashen Titan</text:p>
          </table:table-cell>
          <table:table-cell table:style-name="ce6" office:value-type="float" office:value="593" calcext:value-type="float">
            <text:p>593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14818491.164" calcext:value-type="float">
            <text:p>114,818,491</text:p>
          </table:table-cell>
          <table:table-cell table:style-name="ce32"/>
          <table:table-cell table:style-name="ce11" table:formula="of:=[.W9]" office:value-type="float" office:value="5656430" calcext:value-type="float">
            <text:p>5,656,430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7600" calcext:value-type="float">
            <text:p>6760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46.627333333333" calcext:value-type="float">
            <text:p>246.6</text:p>
          </table:table-cell>
          <table:table-cell table:style-name="ce10" table:formula="of:=1.1%*(1+[.S22])/60" office:value-type="percentage" office:value="0.00364833333333333" calcext:value-type="percentage">
            <text:p>0.36%</text:p>
          </table:table-cell>
          <table:table-cell table:style-name="ce9" table:formula="of:=[.W2]*60" office:value-type="percentage" office:value="0.2189" calcext:value-type="percentage">
            <text:p>21.89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5.648" calcext:value-type="float">
            <text:p>765.648</text:p>
          </table:table-cell>
          <table:table-cell table:formula="of:=SUM([.AL3:.AL5])" office:value-type="float" office:value="1687.96289376" calcext:value-type="float">
            <text:p>1687.96289376</text:p>
          </table:table-cell>
          <table:table-cell table:formula="of:=SUM([.AM3:.AM5])" office:value-type="float" office:value="0.84398144688" calcext:value-type="float">
            <text:p>0.84398144688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6];[.F216];[.D216];[.G216];[.H216])" office:value-type="string" office:string-value="Class 3: 581 - The Primordial Arbiter" calcext:value-type="string">
            <text:p>Class 3: 581 - The Primordial Arbiter</text:p>
          </table:table-cell>
          <table:table-cell table:style-name="ce6" office:value-type="float" office:value="581" calcext:value-type="float">
            <text:p>581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30" calcext:value-type="float">
            <text:p>530</text:p>
          </table:table-cell>
          <table:table-cell table:style-name="ce5" table:formula="of:=[.E3]" office:value-type="float" office:value="530" calcext:value-type="float">
            <text:p>530.0</text:p>
          </table:table-cell>
          <table:table-cell/>
          <table:table-cell table:style-name="ce6"/>
          <table:table-cell table:style-name="ce6" table:formula="of:=[.V10]" office:value-type="float" office:value="55.02" calcext:value-type="float">
            <text:p>55.02</text:p>
          </table:table-cell>
          <table:table-cell table:style-name="ce6"/>
          <table:table-cell table:style-name="ce12" table:formula="of:=[.V10]" office:value-type="percentage" office:value="55.02" calcext:value-type="percentage">
            <text:p>550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300" calcext:value-type="float">
            <text:p>53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83" calcext:value-type="float">
            <text:p>483.0</text:p>
          </table:table-cell>
          <table:table-cell table:style-name="ce10" table:formula="of:=[.X3]/60" office:value-type="percentage" office:value="0.00383333333333333" calcext:value-type="percentage">
            <text:p>0.38%</text:p>
          </table:table-cell>
          <table:table-cell table:style-name="ce9" table:formula="of:=2%+([.F7]/100/100/2)" office:value-type="percentage" office:value="0.23" calcext:value-type="percentage">
            <text:p>23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856.25" calcext:value-type="float">
            <text:p>8856.3</text:p>
          </table:table-cell>
          <table:table-cell/>
          <table:table-cell table:style-name="ce6"/>
          <table:table-cell table:style-name="ce6" table:formula="of:=[.V11]" office:value-type="float" office:value="23.05" calcext:value-type="float">
            <text:p>23.05</text:p>
          </table:table-cell>
          <table:table-cell table:style-name="ce6"/>
          <table:table-cell table:style-name="ce12" table:formula="of:=[.V11]" office:value-type="percentage" office:value="23.05" calcext:value-type="percentage">
            <text:p>23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6000" calcext:value-type="float">
            <text:p>126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83.17" calcext:value-type="float">
            <text:p>583.2</text:p>
          </table:table-cell>
          <table:table-cell table:style-name="ce10" table:formula="of:=[.X4]/60" office:value-type="percentage" office:value="0.00462833333333333" calcext:value-type="percentage">
            <text:p>0.46%</text:p>
          </table:table-cell>
          <table:table-cell table:style-name="ce9" table:formula="of:=1%*(1+3+3%*[.E91])+([.F7]/100/100/2)+1%" office:value-type="percentage" office:value="0.2777" calcext:value-type="percentage">
            <text:p>27.77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8]" office:value-type="float" office:value="6.85" calcext:value-type="float">
            <text:p>6.85</text:p>
          </table:table-cell>
          <table:table-cell table:number-columns-repeated="2"/>
          <table:table-cell table:formula="of:=[.AA4]*[.AC4]*[.AD4]*[.AE4]*[.AF4]*[.AG4]*[.AH4]" office:value-type="float" office:value="512.928" calcext:value-type="float">
            <text:p>512.928</text:p>
          </table:table-cell>
          <table:table-cell table:style-name="ce42" table:formula="of:=[.AK4]*2.20462" office:value-type="float" office:value="1130.81132736" calcext:value-type="float">
            <text:p>1130.81</text:p>
          </table:table-cell>
          <table:table-cell table:style-name="ce42" table:formula="of:=[.AL4]/2000" office:value-type="float" office:value="0.56540566368" calcext:value-type="float">
            <text:p>0.5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5]*(1+[.AB22])" office:value-type="float" office:value="3900" calcext:value-type="float">
            <text:p>3900.0</text:p>
          </table:table-cell>
          <table:table-cell/>
          <table:table-cell table:style-name="ce6"/>
          <table:table-cell table:style-name="ce6" table:formula="of:=[.V12]" office:value-type="float" office:value="7.8" calcext:value-type="float">
            <text:p>7.8</text:p>
          </table:table-cell>
          <table:table-cell table:style-name="ce6"/>
          <table:table-cell table:style-name="ce12" table:formula="of:=[.V12]" office:value-type="percentage" office:value="7.8" calcext:value-type="percentage">
            <text:p>78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9.577333333333" calcext:value-type="float">
            <text:p>339.6</text:p>
          </table:table-cell>
          <table:table-cell table:style-name="ce10" table:formula="of:=1.1%*(1+[.S22]+750%)/60" office:value-type="percentage" office:value="0.00502333333333333" calcext:value-type="percentage">
            <text:p>0.50%</text:p>
          </table:table-cell>
          <table:table-cell table:style-name="ce9" table:formula="of:=[.W5]*60" office:value-type="percentage" office:value="0.3014" calcext:value-type="percentage">
            <text:p>30.14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6]*(1+[.AE22])" office:value-type="float" office:value="32500" calcext:value-type="float">
            <text:p>3250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9.3" calcext:value-type="percentage">
            <text:p>19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5080.08" calcext:value-type="float">
            <text:p>65080.08</text:p>
          </table:table-cell>
          <table:table-cell table:formula="of:=[.AL2]*[.$AJ$7]" office:value-type="float" office:value="143476.8459696" calcext:value-type="float">
            <text:p>143476.8459696</text:p>
          </table:table-cell>
          <table:table-cell table:formula="of:=[.AM2]*[.$AJ$7]" office:value-type="float" office:value="71.7384229848" calcext:value-type="float">
            <text:p>71.7384229848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100" calcext:value-type="float">
            <text:p>2100</text:p>
          </table:table-cell>
          <table:table-cell table:style-name="ce5" table:formula="of:=[.E7]*2" office:value-type="float" office:value="4200" calcext:value-type="float">
            <text:p>42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2946482.4" calcext:value-type="float">
            <text:p>32946482.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14818491.164" calcext:value-type="float">
            <text:p>114818491.164</text:p>
          </table:table-cell>
          <table:table-cell table:style-name="ce6" table:formula="of:=([.T11]+[.T12])/2" office:value-type="float" office:value="5656430" calcext:value-type="float">
            <text:p>5656430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96690499.928" calcext:value-type="float">
            <text:p>196690499.92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5.02" calcext:value-type="percentage">
            <text:p>550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728179168584" calcext:value-type="percentage">
            <text:p>98.773%</text:p>
          </table:table-cell>
          <table:table-cell table:formula="of:=1/(1-[.R11])" office:value-type="float" office:value="81.4874999999999" calcext:value-type="float">
            <text:p>81.4874999999999</text:p>
          </table:table-cell>
          <table:table-cell table:formula="of:=[.$T$2]*[.S11]" office:value-type="float" office:value="5508555" calcext:value-type="float">
            <text:p>550855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3.05" calcext:value-type="percentage">
            <text:p>230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353472121124" calcext:value-type="percentage">
            <text:p>98.835%</text:p>
          </table:table-cell>
          <table:table-cell table:formula="of:=1/(1-[.R12])" office:value-type="float" office:value="85.8625000000001" calcext:value-type="float">
            <text:p>85.8625000000001</text:p>
          </table:table-cell>
          <table:table-cell table:formula="of:=[.$T$2]*[.S12]" office:value-type="float" office:value="5804305.00000001" calcext:value-type="float">
            <text:p>5804305.00000001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8" calcext:value-type="percentage">
            <text:p>78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6:.E226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8040825644854" calcext:value-type="percentage">
            <text:p>98.804%</text:p>
          </table:table-cell>
          <table:table-cell table:style-name="ce14" table:formula="of:=([.S11]+[.S12])/2" office:value-type="float" office:value="83.675" calcext:value-type="float">
            <text:p>83.7</text:p>
          </table:table-cell>
          <table:table-cell table:formula="of:=[.$T$2]*[.S13]" office:value-type="float" office:value="5656430" calcext:value-type="float">
            <text:p>5656430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5" calcext:value-type="percentage">
            <text:p>10.50%</text:p>
          </table:table-cell>
          <table:table-cell table:number-columns-repeated="9"/>
          <table:table-cell table:style-name="ce9" table:formula="of:=([.AU30]+[.AV30]*[.$E30])" office:value-type="percentage" office:value="0.55" calcext:value-type="percentage">
            <text:p>55.00%</text:p>
          </table:table-cell>
          <table:table-cell/>
          <table:table-cell table:style-name="ce9" table:formula="of:=[.AX53]+[.AY53]*[.E53]" office:value-type="percentage" office:value="0.17" calcext:value-type="percentage">
            <text:p>17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3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7];[.$E$3])" office:value-type="string" office:string-value="End:  530" calcext:value-type="string">
            <text:p>End: <text:s/>53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9943596093" calcext:value-type="percentage">
            <text:p>98.899%</text:p>
          </table:table-cell>
          <table:table-cell table:formula="of:=1/(1-[.R16])" office:value-type="float" office:value="90.8624999999995" calcext:value-type="float">
            <text:p>90.8624999999995</text:p>
          </table:table-cell>
          <table:table-cell table:formula="of:=[.$T$2]*[.S16]" office:value-type="float" office:value="6142304.99999997" calcext:value-type="float">
            <text:p>6142304.99999997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8];[.$F$228];[.$L$228];[.$G$228];[.$H$228];[.$I$228])" office:value-type="string" office:string-value="Str:  545  [8,856.3]" calcext:value-type="string">
            <text:p>Str: <text:s/>545 <text:s/>[8,856.3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49993437459" calcext:value-type="percentage">
            <text:p>98.950%</text:p>
          </table:table-cell>
          <table:table-cell table:formula="of:=1/(1-[.R17])" office:value-type="float" office:value="95.2374999999999" calcext:value-type="float">
            <text:p>95.2374999999999</text:p>
          </table:table-cell>
          <table:table-cell table:formula="of:=[.$T$2]*[.S17]" office:value-type="float" office:value="6438054.99999999" calcext:value-type="float">
            <text:p>6438054.9999999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9];[.$F$229];[.$L$229];[.$G$229];[.$H$229];[.$I$229])" office:value-type="string" office:string-value="Dex:  500  [3,900.0]" calcext:value-type="string">
            <text:p>Dex: <text:s/>500 <text:s/>[3,90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247146991945" calcext:value-type="percentage">
            <text:p>98.925%</text:p>
          </table:table-cell>
          <table:table-cell table:style-name="ce14" table:formula="of:=([.S16]+[.S17])/2" office:value-type="float" office:value="93.0499999999997" calcext:value-type="float">
            <text:p>93.0</text:p>
          </table:table-cell>
          <table:table-cell table:formula="of:=[.$T$2]*[.S18]" office:value-type="float" office:value="6290179.99999998" calcext:value-type="float">
            <text:p>6290179.9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30]; [.$F$230];[.$L$230];[.$G$230]; [.$H$230]; [.$I$230])" office:value-type="string" office:string-value="Int: 2000 [32,500.0]" calcext:value-type="string">
            <text:p>Int: 2000 [32,50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1];[.$E$7])" office:value-type="string" office:string-value="Wis: 2100" calcext:value-type="string">
            <text:p>Wis: 21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3]; [.F233])" office:value-type="string" office:string-value="Resilience: 5,502.0%" calcext:value-type="string">
            <text:p>Resilience: 5,502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9])" office:value-type="percentage" office:value="55.02" calcext:value-type="percentage">
            <text:p>550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9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9])" office:value-type="percentage" office:value="19.3" calcext:value-type="percentage">
            <text:p>19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9])" office:value-type="percentage" office:value="15.25" calcext:value-type="percentage">
            <text:p>152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9])" office:value-type="percentage" office:value="6.8" calcext:value-type="percentage">
            <text:p>680.00%</text:p>
          </table:table-cell>
          <table:table-cell table:style-name="ce10" table:number-columns-repeated="2"/>
          <table:table-cell table:style-name="ce10" table:formula="of:=SUM([.AE27:.AE179])" office:value-type="percentage" office:value="15.25" calcext:value-type="percentage">
            <text:p>15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9])" office:value-type="percentage" office:value="23.05" calcext:value-type="percentage">
            <text:p>23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9])" office:value-type="percentage" office:value="4.97" calcext:value-type="percentage">
            <text:p>49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9])" office:value-type="percentage" office:value="1.47" calcext:value-type="percentage">
            <text:p>14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9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9])" office:value-type="percentage" office:value="6.3" calcext:value-type="percentage">
            <text:p>6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9])" office:value-type="percentage" office:value="7.7" calcext:value-type="percentage">
            <text:p>77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9])" office:value-type="percentage" office:value="2.38" calcext:value-type="percentage">
            <text:p>238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4]; [.F234])" office:value-type="string" office:string-value="w/Mantle:   6,252.0%" calcext:value-type="string">
            <text:p>w/Mantle: <text:s text:c="2"/>6,252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5])" office:value-type="string" office:string-value="Speed+:     2,305.0%" calcext:value-type="string">
            <text:p>Speed+: <text:s text:c="4"/>2,305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95" calcext:value-type="float">
            <text:p>595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6])" office:value-type="string" office:string-value="Damage+:    1,930.0%" calcext:value-type="string">
            <text:p>Damage+: <text:s text:c="3"/>1,93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" table:formula="of:=[.D25]+([.C25]-1)*20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6]+([.C26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8];[.C238])" office:value-type="string" office:string-value="Health:   67,600" calcext:value-type="string">
            <text:p>Health: <text:s text:c="2"/>67,60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  <table:table-cell table:style-name="ce3" table:formula="of:=[.D27]+([.C27]-1)*20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45" calcext:value-type="percentage">
            <text:p>84.50%</text:p>
          </table:table-cell>
          <table:table-cell table:style-name="ce35" table:formula="of:=[.P27]" office:value-type="percentage" office:value="8.45" calcext:value-type="percentage">
            <text:p>8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45" calcext:value-type="percentage">
            <text:p>84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45" calcext:value-type="percentage">
            <text:p>84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45" calcext:value-type="percentage">
            <text:p>8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45" calcext:value-type="percentage">
            <text:p>84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9];[.C239])" office:value-type="string" office:string-value="Stamina:   5,300" calcext:value-type="string">
            <text:p>Stamina: <text:s text:c="2"/>5,3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formula="of:=[.D28]+([.C28]-1)*20" office:value-type="float" office:value="65" calcext:value-type="float">
            <text:p>65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40];[.C240])" office:value-type="string" office:string-value="Mana:    126,000" calcext:value-type="string">
            <text:p>Mana: <text:s text:c="3"/>126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29]+([.C29]-1)*20" office:value-type="float" office:value="69" calcext:value-type="float">
            <text:p>69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0]+([.C30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5" calcext:value-type="percentage">
            <text:p>135.00%</text:p>
          </table:table-cell>
          <table:table-cell table:style-name="ce37" table:formula="of:=[.S30]" office:value-type="percentage" office:value="18.9" calcext:value-type="percentage">
            <text:p>189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9" calcext:value-type="percentage">
            <text:p>189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7" calcext:value-type="percentage">
            <text:p>770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9" calcext:value-type="float">
            <text:p>29</text:p>
          </table:table-cell>
          <table:table-cell table:style-name="ce15" table:formula="of:=[.D31]+([.C31]-1)*20" office:value-type="float" office:value="69" calcext:value-type="float">
            <text:p>69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95" calcext:value-type="percentage">
            <text:p>109.50%</text:p>
          </table:table-cell>
          <table:table-cell table:style-name="ce38" table:formula="of:=[.V31]" office:value-type="percentage" office:value="10.95" calcext:value-type="percentage">
            <text:p>109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95" calcext:value-type="percentage">
            <text:p>109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3:.L243])" office:value-type="string" office:string-value="hp/s:     0.36% [246.6] [274.1s to full]" calcext:value-type="string">
            <text:p>hp/s: <text:s text:c="4"/>0.36% [246.6] [274.1s to full]</text:p>
          </table:table-cell>
          <table:table-cell table:style-name="ce13" office:value-type="string" calcext:value-type="string">
            <text:p>Eternal Huntress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32]+([.C32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4:.L244])" office:value-type="string" office:string-value="w/Mantle: 0.50% [339.6] [199.1s to full]" calcext:value-type="string">
            <text:p>w/Mantle: 0.50% [339.6] [199.1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33]+([.C33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5:.L245])" office:value-type="string" office:string-value="mp/s:     0.38% [483.0] [260.9s to full]" calcext:value-type="string">
            <text:p>mp/s: <text:s text:c="4"/>0.38% [483.0] [260.9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4]+([.C34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6:.L246])" office:value-type="string" office:string-value="w/Med:    0.46% [583.2] [216.1s to full]" calcext:value-type="string">
            <text:p>w/Med: <text:s text:c="3"/>0.46% [583.2] [216.1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93" calcext:value-type="float">
            <text:p>593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8];[.E248];[.F248];[.G248]; [.H248]; [.I248])" office:value-type="string" office:string-value="Mitigation:       98.804%     [hp x  83.68]" calcext:value-type="string">
            <text:p>Mitigation: <text:s text:c="6"/>98.804% <text:s text:c="4"/>[hp x <text:s/>83.68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7]+([.C37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6" calcext:value-type="percentage">
            <text:p>160.00%</text:p>
          </table:table-cell>
          <table:table-cell table:style-name="ce34" table:formula="of:=[.P37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9]; [.E249]; [.F249]; [.G249]; [.H249]; [.I249])" office:value-type="string" office:string-value="Effective Health: 5,656,430.0 [hp x 282.82]" calcext:value-type="string">
            <text:p>Effective Health: 5,656,430.0 [hp x 282.82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formula="of:=[.D38]+([.C38]-1)*2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8" calcext:value-type="percentage">
            <text:p>68.00%</text:p>
          </table:table-cell>
          <table:table-cell table:style-name="ce9" table:formula="of:=[.P38]" office:value-type="percentage" office:value="6.8" calcext:value-type="percentage">
            <text:p>6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8" calcext:value-type="percentage">
            <text:p>68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8" calcext:value-type="percentage">
            <text:p>6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8" calcext:value-type="percentage">
            <text:p>6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8" calcext:value-type="percentage">
            <text:p>6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8" calcext:value-type="percentage">
            <text:p>68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3" table:formula="of:=[.D39]+([.C39]-1)*20" office:value-type="float" office:value="47" calcext:value-type="float">
            <text:p>4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40]+([.C40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Mitigation:       98.899%     [hp x  90.86]" calcext:value-type="string">
            <text:p>Mitigation: <text:s text:c="6"/>98.899% <text:s text:c="4"/>[hp x <text:s/>90.8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41]+([.C41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2]; [.D252];[.E252];[.F252];[.G252]; [.H252]; [.I252])" office:value-type="string" office:string-value="Effective Health: 6,142,305.0 [hp x 307.12]" calcext:value-type="string">
            <text:p>Effective Health: 6,142,305.0 [hp x 307.12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42]+([.C42]-1)*20" office:value-type="float" office:value="62" calcext:value-type="float">
            <text:p>62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D43]+([.C43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44]+([.C44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25" calcext:value-type="percentage">
            <text:p>52.50%</text:p>
          </table:table-cell>
          <table:table-cell table:style-name="ce37" table:formula="of:=[.AT44]" office:value-type="percentage" office:value="6.3" calcext:value-type="percentage">
            <text:p>63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3" calcext:value-type="percentage">
            <text:p>63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5]; &quot;-&quot;; [.I255]; [.K255]; [.B25]; [.L255]; [.D255]; [.M255]; [.N255]; [.O255]; [.P255];[.Q255];[.R255];[.S255] )" office:value-type="string" office:string-value="3-29 Archon Strike [E]               x5 [19.5m range]" calcext:value-type="string">
            <text:p>3-29 Archon Strike [E] <text:s text:c="14"/>x5 [19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45]+([.C45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5" calcext:value-type="percentage">
            <text:p>65.00%</text:p>
          </table:table-cell>
          <table:table-cell table:style-name="ce39" table:formula="of:=[.AH45]" office:value-type="percentage" office:value="7.8" calcext:value-type="percentage">
            <text:p>78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8" calcext:value-type="percentage">
            <text:p>78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8" calcext:value-type="percentage">
            <text:p>78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6]; &quot;-&quot;; [.I256]; [.K256]; [.B26]; [.L256]; [.D256]; [.M256]; [.N256]; [.O256]; [.P256];[.Q256];[.R256];[.S256] )" office:value-type="string" office:string-value="3-30 Sentinel Reconstruction [E]     x5 " calcext:value-type="string">
            <text:p>3-30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46]+([.C46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35" calcext:value-type="percentage">
            <text:p>83.50%</text:p>
          </table:table-cell>
          <table:table-cell table:style-name="ce37" table:formula="of:=[.V46]" office:value-type="percentage" office:value="8.35" calcext:value-type="percentage">
            <text:p>83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35" calcext:value-type="percentage">
            <text:p>83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7]; [.L257]; [.D257]; [.M257]; [.N257]; [.O257]; [.P257];[.Q257];[.R257];[.S257] )" office:value-type="string" office:string-value="3-29 Azarinth Awakening [E]         x10 [84.5% =&gt; 845.0% Resilience, Speed, Intelligence and Strength]" calcext:value-type="string">
            <text:p>3-29 Azarinth Awakening [E] <text:s text:c="8"/>x10 [84.5% =&gt; 845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8]; &quot;-&quot;; [.I258]; [.K258]; [.B28]; [.L258]; [.D258]; [.M258]; [.N258]; [.O258]; [.P258];[.Q258];[.R258];[.S258] )" office:value-type="string" office:string-value="3-25 Transfer [E]                    x1 " calcext:value-type="string">
            <text:p>3-25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81" calcext:value-type="float">
            <text:p>581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9]; &quot;-&quot;; [.I259]; [.K259]; [.B29]; [.L259]; [.D259]; [.M259]; [.N259]; [.O259]; [.P259];[.Q259];[.R259];[.S259] )" office:value-type="string" office:string-value="3-29 Arcane Dominion [E]             x1 " calcext:value-type="string">
            <text:p>3-29 Arcane Dominion [E] <text:s text:c="12"/>x1 </text:p>
          </table:table-cell>
          <table:table-cell table:style-name="ce2" office:value-type="string" calcext:value-type="string">
            <text:p>Primordial Shift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" table:formula="of:=[.D49]+([.C49]-1)*20" office:value-type="float" office:value="43" calcext:value-type="float">
            <text:p>4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60]; &quot;-&quot;; [.I260]; [.K260]; [.B30]; [.L260]; [.D260]; [.M260]; [.N260]; [.O260]; [.P260];[.Q260];[.R260];[.S260] )" office:value-type="string" office:string-value="3-30 Sentinel Core [E]              x14 [55.0% =&gt; 770.0% Durability, 135.0% =&gt; 1,890.0% Health Regen, 25.0% =&gt; 350.0% Magic Resistance]" calcext:value-type="string">
            <text:p>3-30 Sentinel Core [E] <text:s text:c="13"/>x14 [55.0% =&gt; 770.0% Durability, 135.0% =&gt; 1,890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50]+([.C50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4" calcext:value-type="percentage">
            <text:p>74.00%</text:p>
          </table:table-cell>
          <table:table-cell table:style-name="ce9" table:formula="of:=[.P50]" office:value-type="percentage" office:value="9.62" calcext:value-type="percentage">
            <text:p>962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62" calcext:value-type="percentage">
            <text:p>96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1]; &quot;-&quot;; [.I261]; [.K261]; [.B31]; [.L261]; [.D261]; [.M261]; [.N261]; [.O261]; [.P261];[.Q261];[.R261];[.S261]; [.T261]; [.U261]; [.V261] )" office:value-type="string" office:string-value="3-29 Eternal Brawling [E]           x10 [109.5% =&gt; 1,095.0% Damage, 8.25% DR/attack]" calcext:value-type="string">
            <text:p>3-29 Eternal Brawling [E] <text:s text:c="10"/>x10 [109.5% =&gt; 1,095.0% Damage, 8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1" calcext:value-type="float">
            <text:p>21</text:p>
          </table:table-cell>
          <table:table-cell table:style-name="ce3" table:formula="of:=[.D51]+([.C51]-1)*20" office:value-type="float" office:value="61" calcext:value-type="float">
            <text:p>6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2]; &quot;-&quot;; [.I262]; [.K262]; [.B32]; [.L262]; [.D262]; [.M262]; [.N262]; [.O262]; [.P262];[.Q262];[.R262];[.S262] )" office:value-type="string" office:string-value="3-4  Eternal Huntress [E]           x10 " calcext:value-type="string">
            <text:p>3-4 <text:s/>Eternal Huntress [E] <text:s text:c="10"/>x10 </text:p>
          </table:table-cell>
          <table:table-cell table:style-name="ce13" office:value-type="string" calcext:value-type="string">
            <text:p>Reality Warp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52]+([.C52]-1)*20" office:value-type="float" office:value="42" calcext:value-type="float">
            <text:p>4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3]; &quot;-&quot;; [.I263]; [.K263]; [.B33]; [.L263]; [.D263]; [.M263]; [.N263]; [.O263]; [.P263];[.Q263];[.R263];[.S263] )" office:value-type="string" office:string-value="3-8  Eternal Sight [E]              x10 " calcext:value-type="string">
            <text:p>3-8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style-name="ce15" table:formula="of:=[.D53]+([.C53]-1)*20" office:value-type="float" office:value="55" calcext:value-type="float">
            <text:p>5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25" calcext:value-type="percentage">
            <text:p>42.50%</text:p>
          </table:table-cell>
          <table:table-cell table:style-name="ce38" table:formula="of:=[.P53]" office:value-type="percentage" office:value="5.95" calcext:value-type="percentage">
            <text:p>595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95" calcext:value-type="percentage">
            <text:p>595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7" calcext:value-type="percentage">
            <text:p>147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7" calcext:value-type="percentage">
            <text:p>147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38" calcext:value-type="percentage">
            <text:p>238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4]; &quot;-&quot;; [.I264]; [.K264]; [.B34]; [.L264]; [.D264]; [.M264]; [.N264]; [.O264]; [.P264];[.Q264];[.R264];[.S264] )" office:value-type="string" office:string-value="3-27 Arcane Circulation [E]         x10 [125.0% to Deconstruction/Reconstruction]" calcext:value-type="string">
            <text:p>3-27 Arcane Circulation [E] <text:s text:c="8"/>x10 [125.0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54]+([.C54]-1)*20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2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7]; [.L267]; [.D267]; [.M267]; [.N267]; [.O267]; [.P267];[.Q267];[.R267];[.S267] )" office:value-type="string" office:string-value="3-30 Mantle of the Titan [E]        x12 [160.0% =&gt; 1,920.0% Resilience]" calcext:value-type="string">
            <text:p>3-30 Mantle of the Titan [E] <text:s text:c="7"/>x12 [160.0% =&gt; 1,920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8]; [.L268]; [.D268]; [.M268]; [.N268]; [.O268]; [.P268];[.Q268];[.R268];[.S268] )" office:value-type="string" office:string-value="3-26 Titan Core [E]                 x10 [68.0% =&gt; 680.0% Resilience, Speed, Strength, Intelligence and Dexterity, 10% =&gt; 100% weight/min]" calcext:value-type="string">
            <text:p>3-26 Titan Core [E] <text:s text:c="16"/>x10 [68.0% =&gt; 68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39]; [.L269]; [.D269]; [.M269]; [.N269]; [.O269]; [.P269];[.Q269];[.R269];[.S269] )" office:value-type="string" office:string-value="3-7  Origin of Ash and Embers [E]    x3 " calcext:value-type="string">
            <text:p>3-7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0]; &quot;-&quot;; [.I270]; [.K270]; [.B40]; [.L270]; [.D270]; [.M270]; [.N270]; [.O270]; [.P270];[.Q270];[.R270];[.S270] )" office:value-type="string" office:string-value="3-28 Embered Heart [E]              x12 " calcext:value-type="string">
            <text:p>3-28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1]; [.L271]; [.D271]; [.M271]; [.N271]; [.O271]; [.P271];[.Q271];[.R271];[.S271] )" office:value-type="string" office:string-value="3-29 Tempered Seal [E]               x3 " calcext:value-type="string">
            <text:p>3-29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2]; [.L272]; [.D272]; [.M272]; [.N272]; [.O272]; [.P272];[.Q272];[.R272];[.S272] )" office:value-type="string" office:string-value="3-22 Authority of Ash and Ember [E]  x3 " calcext:value-type="string">
            <text:p>3-22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3]; [.L273]; [.D273]; [.M273]; [.N273]; [.O273]; [.P273];[.Q273];[.R273];[.S273] )" office:value-type="string" office:string-value="3-25 Ashen Wings [E]                x12 " calcext:value-type="string">
            <text:p>3-25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4]; &quot;-&quot;; [.I274]; [.K274]; [.B44]; [.L274]; [.D274]; [.M274]; [.N274]; [.O274]; [.P274];[.Q274];[.R274];[.S274] )" office:value-type="string" office:string-value="3-5  Vision of Ash [E]              x12 [52.5% =&gt; 630.0% Perception]" calcext:value-type="string">
            <text:p>3-5 <text:s/>Vision of Ash [E] <text:s text:c="13"/>x12 [52.5% =&gt; 63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5]; [.L275]; [.D275]; [.M275]; [.N275]; [.O275]; [.P275];[.Q275];[.R275];[.S275] )" office:value-type="string" office:string-value="3-30 Avatar of Ash [E]              x12 [65.0% =&gt; 780.0% Reflexes and Speed]" calcext:value-type="string">
            <text:p>3-30 Avatar of Ash [E] <text:s text:c="13"/>x12 [65.0% =&gt; 780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6]; &quot;-&quot;; [.I276]; [.K276]; [.B46]; [.L276]; [.D276]; [.M276]; [.N276]; [.O276]; [.P276];[.Q276];[.R276];[.S276] )" office:value-type="string" office:string-value="3-27 Embered Form [E]               x10 [83.5% =&gt; 835.0% Damage]" calcext:value-type="string">
            <text:p>3-27 Embered Form [E] <text:s text:c="14"/>x10 [83.5% =&gt; 83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9]; &quot;-&quot;; [.I279]; [.K279]; [.B49]; [.L279]; [.D279]; [.M279]; [.N279]; [.O279]; [.P279];[.Q279];[.R279];[.S279] )" office:value-type="string" office:string-value="3-3  Primordial Shift [E]            x9 " calcext:value-type="string">
            <text:p>3-3 <text:s/>Primordial Shift [E] <text:s text:c="11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0]; [.L280]; [.D280]; [.M280]; [.N280]; [.O280]; [.P280];[.Q280];[.R280];[.S280] )" office:value-type="string" office:string-value="3-28 Fires of Creation [E]          x13 [74.0% =&gt; 962.0% Resilience, 9.50% mana/health returned]" calcext:value-type="string">
            <text:p>3-28 Fires of Creation [E] <text:s text:c="9"/>x13 [74.0% =&gt; 962.0% Resilience, 9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1]; [.L281]; [.D281]; [.M281]; [.N281]; [.O281]; [.P281];[.Q281];[.R281];[.S281] )" office:value-type="string" office:string-value="3-21 Fabric Tear [E]                 x4 " calcext:value-type="string">
            <text:p>3-21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2]; &quot;-&quot;; [.I282]; [.K282]; [.B52]; [.L282]; [.D282]; [.M282]; [.N282]; [.O282]; [.P282];[.Q282];[.R282];[.S282] )" office:value-type="string" office:string-value="3-2  Reality Warp [E]                x4 " calcext:value-type="string">
            <text:p>3-2 <text:s/>Reality Warp [E] <text:s text:c="15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3]; &quot;-&quot;; [.I283]; [.K283]; [.B53]; [.L283]; [.D283]; [.M283]; [.N283]; [.O283]; [.P283];[.Q283];[.R283];[.S283]; [.U283];[.V283]; [.W283]; [.X283] )" office:value-type="string" office:string-value="3-15 Primordial Flesh [E]           x14 [42.5% =&gt; 595.0% Resilience, 10.5% =&gt; 147.0% Physical Resistance, 5.0% =&gt; 147.0% Magic Resistance, 17.0% =&gt; 238.0% Health, 1.25% =&gt; 17.50%/minute]" calcext:value-type="string">
            <text:p>3-15 Primordial Flesh [E] <text:s text:c="10"/>x14 [42.5% =&gt; 595.0% Resilience, 10.5% =&gt; 147.0% Physical Resistance, 5.0% =&gt; 147.0% Magic Resistance, 17.0% =&gt; 238.0% Health, 1.25% =&gt; 17.5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4]; &quot;-&quot;; [.I284]; [.K284]; [.B54]; [.L284]; [.D284]; [.M284]; [.N284]; [.O284]; [.P284];[.Q284];[.R284];[.S284] )" office:value-type="string" office:string-value="3-21 Space Manipulation [E]         x13 " calcext:value-type="string">
            <text:p>3-21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6:.F286])" office:value-type="string" office:string-value="Available [2740]: 3" calcext:value-type="string">
            <text:p>Available [2740]: 3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7])" office:value-type="float" office:value="2740" calcext:value-type="float">
            <text:p>2740</text:p>
          </table:table-cell>
          <table:table-cell table:formula="of:=FLOOR([.F77]/100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COUNTIF([.C78:.C167]; &quot;=3&quot;)" office:value-type="float" office:value="25" calcext:value-type="float">
            <text:p>25</text:p>
          </table:table-cell>
          <table:table-cell/>
          <table:table-cell table:formula="of:=[.G77]+[.H77]-[.I77]" office:value-type="float" office:value="3" calcext:value-type="float">
            <text:p>3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10 Ashen Limbs" calcext:value-type="string">
            <text:p>2-10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formula="of:=[.D78]+([.C78]-1)*20" office:value-type="float" office:value="30" calcext:value-type="float">
            <text:p>30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8 Azarinth Barrier [Mythic]" calcext:value-type="string">
            <text:p>1-18 Azarinth Barrier [Mythic]</text:p>
          </table:table-cell>
          <table:table-cell table:style-name="ce48" office:value-type="string" calcext:value-type="string">
            <text:p>Azarinth Barrier [Mythic]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formula="of:=[.D79]+([.C79]-1)*20" office:value-type="float" office:value="18" calcext:value-type="float">
            <text:p>18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2-8  Bulwark of Ash" calcext:value-type="string">
            <text:p>2-8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formula="of:=[.D80]+([.C80]-1)*20" office:value-type="float" office:value="28" calcext:value-type="float">
            <text:p>28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1]+([.C81]-1)*20" office:value-type="float" office:value="10" calcext:value-type="float">
            <text:p>1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2]+([.C82]-1)*20" office:value-type="float" office:value="70" calcext:value-type="float">
            <text:p>7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3];&quot;-&quot;;[.D83];[.F83];[.B83])" office:value-type="string" office:string-value="1-16 Drill " calcext:value-type="string">
            <text:p>1-16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83]+([.C83]-1)*20" office:value-type="float" office:value="16" calcext:value-type="float">
            <text:p>16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4]+([.C84]-1)*20" office:value-type="float" office:value="7" calcext:value-type="float">
            <text:p>7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6];&quot;-&quot;;[.D86];[.F86];[.B86])" office:value-type="string" office:string-value="1-12 Gourmet" calcext:value-type="string">
            <text:p>1-12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86]+([.C86]-1)*20" office:value-type="float" office:value="12" calcext:value-type="float">
            <text:p>12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7]+([.C87]-1)*20" office:value-type="float" office:value="18" calcext:value-type="float">
            <text:p>18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8]+([.C88]-1)*20" office:value-type="float" office:value="11" calcext:value-type="float">
            <text:p>11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9];&quot;-&quot;;[.D89];[.F89];[.B89]; [.G89]; [.H89]; [.I89]; [.J89]; [.K89])" office:value-type="string" office:string-value="2-4  Identify [Up to +76 - 671]" calcext:value-type="string">
            <text:p>2-4 <text:s/>Identify [Up to +76 - 671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89]+([.C89]-1)*20" office:value-type="float" office:value="24" calcext:value-type="float">
            <text:p>2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9]*3" office:value-type="float" office:value="76" calcext:value-type="float">
            <text:p>76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9]" office:value-type="float" office:value="671" calcext:value-type="float">
            <text:p>671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1];&quot;-&quot;;[.D91];[.F91];[.B91])" office:value-type="string" office:string-value="3-19 Meditation" calcext:value-type="string">
            <text:p>3-19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91]+([.C91]-1)*20" office:value-type="float" office:value="59" calcext:value-type="float">
            <text:p>59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2-1  Minor Earth Manipulation" calcext:value-type="string">
            <text:p>2-1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2]+([.C92]-1)*20" office:value-type="float" office:value="21" calcext:value-type="float">
            <text:p>2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8 Minor Ice Manipulation" calcext:value-type="string">
            <text:p>1-18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93]+([.C93]-1)*20" office:value-type="float" office:value="18" calcext:value-type="float">
            <text:p>18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2-3  Minor Lava Manipulation" calcext:value-type="string">
            <text:p>2-3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4]+([.C94]-1)*20" office:value-type="float" office:value="23" calcext:value-type="float">
            <text:p>23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3-19 Monster Hunter" calcext:value-type="string">
            <text:p>3-19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95]+([.C95]-1)*20" office:value-type="float" office:value="59" calcext:value-type="float">
            <text:p>59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; [.G96]; [.H96]; [.I96]; [.J96]; [.K96])" office:value-type="string" office:string-value="2-6  Monstrous [Within 0 lvls - 595+]" calcext:value-type="string">
            <text:p>2-6 <text:s/>Monstrous [Within 0 lvls - 595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6]+([.C96]-1)*20" office:value-type="float" office:value="26" calcext:value-type="float">
            <text:p>26</text:p>
          </table:table-cell>
          <table:table-cell table:formula="of:=IF([.D96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6]*10-200; 0)" office:value-type="float" office:value="0" calcext:value-type="float">
            <text:p>0</text:p>
          </table:table-cell>
          <table:table-cell office:value-type="string" calcext:value-type="string">
            <text:p><text:s/>lvls - </text:p>
          </table:table-cell>
          <table:table-cell table:formula="of:=MAX([.B1:.B3])-[.H96]" office:value-type="float" office:value="595" calcext:value-type="float">
            <text:p>595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7];&quot;-&quot;;[.D97];[.F97];[.B97])" office:value-type="string" office:string-value="2-16 Oxygen Repository" calcext:value-type="string">
            <text:p>2-16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97]+([.C97]-1)*20" office:value-type="float" office:value="36" calcext:value-type="float">
            <text:p>36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6  Soul Perception" calcext:value-type="string">
            <text:p>2-6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2-10 Spear of Ash" calcext:value-type="string">
            <text:p>2-10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30" calcext:value-type="float">
            <text:p>3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1];&quot;-&quot;;[.D101];[.F101];[.B101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1]+([.C101]-1)*20" office:value-type="float" office:value="11" calcext:value-type="float">
            <text:p>11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1-12 Telepathy" calcext:value-type="string">
            <text:p>1-12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2]+([.C102]-1)*20" office:value-type="float" office:value="12" calcext:value-type="float">
            <text:p>12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3];&quot;-&quot;;[.D103];[.F103];[.B103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3]+([.C103]-1)*20" office:value-type="float" office:value="70" calcext:value-type="float">
            <text:p>7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4];&quot;-&quot;;[.D104];[.F104];[.B104])" office:value-type="string" office:string-value="2-4  Warhammer Mastery" calcext:value-type="string">
            <text:p>2-4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04]+([.C104]-1)*20" office:value-type="float" office:value="24" calcext:value-type="float">
            <text:p>24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3-27  [77% - 95%] Arcane Magic Resistance" calcext:value-type="string">
            <text:p>3-27 <text:s/>[77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D107]+([.C107]-1)*20" office:value-type="float" office:value="67" calcext:value-type="float">
            <text:p>67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I$2:.$BK$82];2); &quot;0#%&quot;)" office:value-type="string" office:string-value="77%" calcext:value-type="string">
            <text:p>77%</text:p>
          </table:table-cell>
          <table:table-cell table:formula="of:=TEXT(VLOOKUP([.E107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7   [32% - 54%] Ash Magic Resistance" calcext:value-type="string">
            <text:p>2-7 <text:s text:c="2"/>[32% - 54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8]+([.C108]-1)*20" office:value-type="float" office:value="27" calcext:value-type="float">
            <text:p>27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I$2:.$BK$82];2); &quot;0#%&quot;)" office:value-type="string" office:string-value="32%" calcext:value-type="string">
            <text:p>32%</text:p>
          </table:table-cell>
          <table:table-cell table:formula="of:=TEXT(VLOOKUP([.E108];[.$BI$2:.$BK$82];3);  &quot;0#%&quot;)" office:value-type="string" office:string-value="54%" calcext:value-type="string">
            <text:p>5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2];2); &quot;0#%&quot;)" office:value-type="string" office:string-value="45%" calcext:value-type="string">
            <text:p>45%</text:p>
          </table:table-cell>
          <table:table-cell table:formula="of:=TEXT(VLOOKUP([.E109];[.$BI$2:.$BK$82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8  [68% - 95%] Blast Resistance" calcext:value-type="string">
            <text:p>3-18 <text:s/>[6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10]+([.C110]-1)*20" office:value-type="float" office:value="58" calcext:value-type="float">
            <text:p>58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I$2:.$BK$82];2); &quot;0#%&quot;)" office:value-type="string" office:string-value="68%" calcext:value-type="string">
            <text:p>68%</text:p>
          </table:table-cell>
          <table:table-cell table:formula="of:=TEXT(VLOOKUP([.E110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1]+([.C111]-1)*20" office:value-type="float" office:value="28" calcext:value-type="float">
            <text:p>28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I$2:.$BK$82];2); &quot;0#%&quot;)" office:value-type="string" office:string-value="33%" calcext:value-type="string">
            <text:p>33%</text:p>
          </table:table-cell>
          <table:table-cell table:formula="of:=TEXT(VLOOKUP([.E11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22  [72% - 95%] Blood Magic Resistance" calcext:value-type="string">
            <text:p>3-22 <text:s/>[72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2]+([.C112]-1)*20" office:value-type="float" office:value="62" calcext:value-type="float">
            <text:p>62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2];2); &quot;0#%&quot;)" office:value-type="string" office:string-value="72%" calcext:value-type="string">
            <text:p>72%</text:p>
          </table:table-cell>
          <table:table-cell table:formula="of:=TEXT(VLOOKUP([.E11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2];2); &quot;0#%&quot;)" office:value-type="string" office:string-value="51%" calcext:value-type="string">
            <text:p>51%</text:p>
          </table:table-cell>
          <table:table-cell table:formula="of:=TEXT(VLOOKUP([.E11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2];2); &quot;0#%&quot;)" office:value-type="string" office:string-value="45%" calcext:value-type="string">
            <text:p>45%</text:p>
          </table:table-cell>
          <table:table-cell table:formula="of:=TEXT(VLOOKUP([.E114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2];2); &quot;0#%&quot;)" office:value-type="string" office:string-value="45%" calcext:value-type="string">
            <text:p>45%</text:p>
          </table:table-cell>
          <table:table-cell table:formula="of:=TEXT(VLOOKUP([.E115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rystal Resistance" calcext:value-type="string">
            <text:p>2-20 <text:s/>[45% - 8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2];2); &quot;0#%&quot;)" office:value-type="string" office:string-value="45%" calcext:value-type="string">
            <text:p>45%</text:p>
          </table:table-cell>
          <table:table-cell table:formula="of:=TEXT(VLOOKUP([.E116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5  [65% - 95%] Curse Resistance" calcext:value-type="string">
            <text:p>3-15 <text:s/>[65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82];2); &quot;0#%&quot;)" office:value-type="string" office:string-value="65%" calcext:value-type="string">
            <text:p>65%</text:p>
          </table:table-cell>
          <table:table-cell table:formula="of:=TEXT(VLOOKUP([.E117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14  [39% - 68%] Dark Magic Resistance" calcext:value-type="string">
            <text:p>2-14 <text:s/>[39% - 68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119]+([.C119]-1)*20" office:value-type="float" office:value="34" calcext:value-type="float">
            <text:p>34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2];2); &quot;0#%&quot;)" office:value-type="string" office:string-value="39%" calcext:value-type="string">
            <text:p>39%</text:p>
          </table:table-cell>
          <table:table-cell table:formula="of:=TEXT(VLOOKUP([.E119];[.$BI$2:.$BK$82];3);  &quot;0#%&quot;)" office:value-type="string" office:string-value="68%" calcext:value-type="string">
            <text:p>68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I$2:.$BK$82];2); &quot;0#%&quot;)" office:value-type="string" office:string-value="45%" calcext:value-type="string">
            <text:p>45%</text:p>
          </table:table-cell>
          <table:table-cell table:formula="of:=TEXT(VLOOKUP([.E12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1]+([.C121]-1)*20" office:value-type="float" office:value="28" calcext:value-type="float">
            <text:p>28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2];2); &quot;0#%&quot;)" office:value-type="string" office:string-value="33%" calcext:value-type="string">
            <text:p>33%</text:p>
          </table:table-cell>
          <table:table-cell table:formula="of:=TEXT(VLOOKUP([.E12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2]+([.C122]-1)*20" office:value-type="float" office:value="26" calcext:value-type="float">
            <text:p>26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I$2:.$BK$82];2); &quot;0#%&quot;)" office:value-type="string" office:string-value="31%" calcext:value-type="string">
            <text:p>31%</text:p>
          </table:table-cell>
          <table:table-cell table:formula="of:=TEXT(VLOOKUP([.E122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7  [17% - 34%] Divination Magic Resistance" calcext:value-type="string">
            <text:p>1-17 <text:s/>[17% - 34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17" calcext:value-type="float">
            <text:p>1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I$2:.$BK$82];2); &quot;0#%&quot;)" office:value-type="string" office:string-value="17%" calcext:value-type="string">
            <text:p>17%</text:p>
          </table:table-cell>
          <table:table-cell table:formula="of:=TEXT(VLOOKUP([.E123];[.$BI$2:.$BK$82];3);  &quot;0#%&quot;)" office:value-type="string" office:string-value="34%" calcext:value-type="string">
            <text:p>34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4]+([.C124]-1)*20" office:value-type="float" office:value="10" calcext:value-type="float">
            <text:p>1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2];2); &quot;0#%&quot;)" office:value-type="string" office:string-value="10%" calcext:value-type="string">
            <text:p>10%</text:p>
          </table:table-cell>
          <table:table-cell table:formula="of:=TEXT(VLOOKUP([.E124];[.$BI$2:.$BK$82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20  [70% - 95%] Earth Magic Resistance" calcext:value-type="string">
            <text:p>3-20 <text:s/>[70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25]+([.C125]-1)*20" office:value-type="float" office:value="60" calcext:value-type="float">
            <text:p>6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82];2); &quot;0#%&quot;)" office:value-type="string" office:string-value="70%" calcext:value-type="string">
            <text:p>70%</text:p>
          </table:table-cell>
          <table:table-cell table:formula="of:=TEXT(VLOOKUP([.E125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6]+([.C126]-1)*20" office:value-type="float" office:value="25" calcext:value-type="float">
            <text:p>25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2];2); &quot;0#%&quot;)" office:value-type="string" office:string-value="30%" calcext:value-type="string">
            <text:p>30%</text:p>
          </table:table-cell>
          <table:table-cell table:formula="of:=TEXT(VLOOKUP([.E126];[.$BI$2:.$BK$82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4   [29% - 48%] Fear Resistance" calcext:value-type="string">
            <text:p>2-4 <text:s text:c="2"/>[29% - 48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27]+([.C127]-1)*20" office:value-type="float" office:value="24" calcext:value-type="float">
            <text:p>24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I$2:.$BK$82];2); &quot;0#%&quot;)" office:value-type="string" office:string-value="29%" calcext:value-type="string">
            <text:p>29%</text:p>
          </table:table-cell>
          <table:table-cell table:formula="of:=TEXT(VLOOKUP([.E127];[.$BI$2:.$BK$82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8]+([.C128]-1)*20" office:value-type="float" office:value="16" calcext:value-type="float">
            <text:p>16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I$2:.$BK$82];2); &quot;0#%&quot;)" office:value-type="string" office:string-value="16%" calcext:value-type="string">
            <text:p>16%</text:p>
          </table:table-cell>
          <table:table-cell table:formula="of:=TEXT(VLOOKUP([.E128];[.$BI$2:.$BK$82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I$2:.$BK$82];2); &quot;0#%&quot;)" office:value-type="string" office:string-value="05%" calcext:value-type="string">
            <text:p>05%</text:p>
          </table:table-cell>
          <table:table-cell table:formula="of:=TEXT(VLOOKUP([.E129];[.$BI$2:.$BK$82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2];2); &quot;0#%&quot;)" office:value-type="string" office:string-value="45%" calcext:value-type="string">
            <text:p>45%</text:p>
          </table:table-cell>
          <table:table-cell table:formula="of:=TEXT(VLOOKUP([.E130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2];2); &quot;0#%&quot;)" office:value-type="string" office:string-value="45%" calcext:value-type="string">
            <text:p>45%</text:p>
          </table:table-cell>
          <table:table-cell table:formula="of:=TEXT(VLOOKUP([.E131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29  [79% - 95%] Heat Resistance" calcext:value-type="string">
            <text:p>3-29 <text:s/>[79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table:style-name="ce13" table:formula="of:=[.D132]+([.C132]-1)*20" office:value-type="float" office:value="69" calcext:value-type="float">
            <text:p>69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2];2); &quot;0#%&quot;)" office:value-type="string" office:string-value="79%" calcext:value-type="string">
            <text:p>79%</text:p>
          </table:table-cell>
          <table:table-cell table:formula="of:=TEXT(VLOOKUP([.E13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4  [64% - 95%] Ice Resistance" calcext:value-type="string">
            <text:p>3-14 <text:s/>[64% - 95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3]+([.C133]-1)*20" office:value-type="float" office:value="54" calcext:value-type="float">
            <text:p>54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2];2); &quot;0#%&quot;)" office:value-type="string" office:string-value="64%" calcext:value-type="string">
            <text:p>64%</text:p>
          </table:table-cell>
          <table:table-cell table:formula="of:=TEXT(VLOOKUP([.E133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4]+([.C134]-1)*20" office:value-type="float" office:value="53" calcext:value-type="float">
            <text:p>53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I$2:.$BK$82];2); &quot;0#%&quot;)" office:value-type="string" office:string-value="63%" calcext:value-type="string">
            <text:p>63%</text:p>
          </table:table-cell>
          <table:table-cell table:formula="of:=TEXT(VLOOKUP([.E134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6  [66% - 95%] Light Magic Resistance" calcext:value-type="string">
            <text:p>3-16 <text:s/>[66% - 95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35]+([.C135]-1)*20" office:value-type="float" office:value="56" calcext:value-type="float">
            <text:p>56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2];2); &quot;0#%&quot;)" office:value-type="string" office:string-value="66%" calcext:value-type="string">
            <text:p>66%</text:p>
          </table:table-cell>
          <table:table-cell table:formula="of:=TEXT(VLOOKUP([.E135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15  [65% - 95%] Lightning Resistance" calcext:value-type="string">
            <text:p>3-15 <text:s/>[65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36]+([.C136]-1)*20" office:value-type="float" office:value="55" calcext:value-type="float">
            <text:p>55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I$2:.$BK$82];2); &quot;0#%&quot;)" office:value-type="string" office:string-value="65%" calcext:value-type="string">
            <text:p>65%</text:p>
          </table:table-cell>
          <table:table-cell table:formula="of:=TEXT(VLOOKUP([.E136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8]+([.C138]-1)*20" office:value-type="float" office:value="48" calcext:value-type="float">
            <text:p>48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82];2); &quot;0#%&quot;)" office:value-type="string" office:string-value="58%" calcext:value-type="string">
            <text:p>58%</text:p>
          </table:table-cell>
          <table:table-cell table:formula="of:=TEXT(VLOOKUP([.E138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9]+([.C139]-1)*20" office:value-type="float" office:value="58" calcext:value-type="float">
            <text:p>58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2];2); &quot;0#%&quot;)" office:value-type="string" office:string-value="68%" calcext:value-type="string">
            <text:p>68%</text:p>
          </table:table-cell>
          <table:table-cell table:formula="of:=TEXT(VLOOKUP([.E139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I$2:.$BK$82];2); &quot;0#%&quot;)" office:value-type="string" office:string-value="45%" calcext:value-type="string">
            <text:p>45%</text:p>
          </table:table-cell>
          <table:table-cell table:formula="of:=TEXT(VLOOKUP([.E14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1]+([.C141]-1)*20" office:value-type="float" office:value="3" calcext:value-type="float">
            <text:p>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2];2); &quot;0#%&quot;)" office:value-type="string" office:string-value="06%" calcext:value-type="string">
            <text:p>06%</text:p>
          </table:table-cell>
          <table:table-cell table:formula="of:=TEXT(VLOOKUP([.E141];[.$BI$2:.$BK$82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2]+([.C142]-1)*20" office:value-type="float" office:value="44" calcext:value-type="float">
            <text:p>44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2];2); &quot;0#%&quot;)" office:value-type="string" office:string-value="54%" calcext:value-type="string">
            <text:p>54%</text:p>
          </table:table-cell>
          <table:table-cell table:formula="of:=TEXT(VLOOKUP([.E142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2-3   [28% - 46%] Petrification Resistance" calcext:value-type="string">
            <text:p>2-3 <text:s text:c="2"/>[28% - 46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43]+([.C143]-1)*20" office:value-type="float" office:value="23" calcext:value-type="float">
            <text:p>23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2];2); &quot;0#%&quot;)" office:value-type="string" office:string-value="28%" calcext:value-type="string">
            <text:p>28%</text:p>
          </table:table-cell>
          <table:table-cell table:formula="of:=TEXT(VLOOKUP([.E143];[.$BI$2:.$BK$82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2];2); &quot;0#%&quot;)" office:value-type="string" office:string-value="54%" calcext:value-type="string">
            <text:p>54%</text:p>
          </table:table-cell>
          <table:table-cell table:formula="of:=TEXT(VLOOKUP([.E144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5]+([.C145]-1)*20" office:value-type="float" office:value="46" calcext:value-type="float">
            <text:p>46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I$2:.$BK$82];2); &quot;0#%&quot;)" office:value-type="string" office:string-value="56%" calcext:value-type="string">
            <text:p>56%</text:p>
          </table:table-cell>
          <table:table-cell table:formula="of:=TEXT(VLOOKUP([.E145];[.$BI$2:.$BK$82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6]+([.C146]-1)*20" office:value-type="float" office:value="18" calcext:value-type="float">
            <text:p>18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2];2); &quot;0#%&quot;)" office:value-type="string" office:string-value="18%" calcext:value-type="string">
            <text:p>18%</text:p>
          </table:table-cell>
          <table:table-cell table:formula="of:=TEXT(VLOOKUP([.E146];[.$BI$2:.$BK$82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2];2); &quot;0#%&quot;)" office:value-type="string" office:string-value="45%" calcext:value-type="string">
            <text:p>45%</text:p>
          </table:table-cell>
          <table:table-cell table:formula="of:=TEXT(VLOOKUP([.E147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8]+([.C148]-1)*20" office:value-type="float" office:value="16" calcext:value-type="float">
            <text:p>16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2];2); &quot;0#%&quot;)" office:value-type="string" office:string-value="16%" calcext:value-type="string">
            <text:p>16%</text:p>
          </table:table-cell>
          <table:table-cell table:formula="of:=TEXT(VLOOKUP([.E148];[.$BI$2:.$BK$82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9]+([.C149]-1)*20" office:value-type="float" office:value="19" calcext:value-type="float">
            <text:p>19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82];2); &quot;0#%&quot;)" office:value-type="string" office:string-value="19%" calcext:value-type="string">
            <text:p>19%</text:p>
          </table:table-cell>
          <table:table-cell table:formula="of:=TEXT(VLOOKUP([.E149];[.$BI$2:.$BK$82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50]+([.C150]-1)*20" office:value-type="float" office:value="6" calcext:value-type="float">
            <text:p>6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2];2); &quot;0#%&quot;)" office:value-type="string" office:string-value="07%" calcext:value-type="string">
            <text:p>07%</text:p>
          </table:table-cell>
          <table:table-cell table:formula="of:=TEXT(VLOOKUP([.E150];[.$BI$2:.$BK$82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1]+([.C151]-1)*20" office:value-type="float" office:value="27" calcext:value-type="float">
            <text:p>27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2];2); &quot;0#%&quot;)" office:value-type="string" office:string-value="32%" calcext:value-type="string">
            <text:p>32%</text:p>
          </table:table-cell>
          <table:table-cell table:formula="of:=TEXT(VLOOKUP([.E151];[.$BI$2:.$BK$82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3-9   [59% - 95%] Soul Magic Resistance" calcext:value-type="string">
            <text:p>3-9 <text:s text:c="2"/>[59% - 95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2]+([.C152]-1)*20" office:value-type="float" office:value="49" calcext:value-type="float">
            <text:p>49</text:p>
          </table:table-cell>
          <table:table-cell table:formula="of:=IF([.D152]&lt;10;&quot;  &quot;; &quot; &quot;)" office:value-type="string" office:string-value="  " calcext:value-type="string">
            <text:p><text:s text:c="2"/></text:p>
          </table:table-cell>
          <table:table-cell table:formula="of:=TEXT(VLOOKUP([.E152];[.$BI$2:.$BK$82];2); &quot;0#%&quot;)" office:value-type="string" office:string-value="59%" calcext:value-type="string">
            <text:p>59%</text:p>
          </table:table-cell>
          <table:table-cell table:formula="of:=TEXT(VLOOKUP([.E15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3]+([.C153]-1)*20" office:value-type="float" office:value="18" calcext:value-type="float">
            <text:p>18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2];2); &quot;0#%&quot;)" office:value-type="string" office:string-value="18%" calcext:value-type="string">
            <text:p>18%</text:p>
          </table:table-cell>
          <table:table-cell table:formula="of:=TEXT(VLOOKUP([.E153];[.$BI$2:.$BK$82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3-19  [69% - 95%] Space Magic Resistance" calcext:value-type="string">
            <text:p>3-19 <text:s/>[6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54]+([.C154]-1)*20" office:value-type="float" office:value="59" calcext:value-type="float">
            <text:p>59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2];2); &quot;0#%&quot;)" office:value-type="string" office:string-value="69%" calcext:value-type="string">
            <text:p>69%</text:p>
          </table:table-cell>
          <table:table-cell table:formula="of:=TEXT(VLOOKUP([.E154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5];&quot;-&quot;;[.D155];[.F155];&quot; [&quot;; [.G155]; &quot; - &quot;; [.H155]; &quot;] &quot;;[.B155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5]+([.C155]-1)*20" office:value-type="float" office:value="40" calcext:value-type="float">
            <text:p>40</text:p>
          </table:table-cell>
          <table:table-cell table:formula="of:=IF([.D155]&lt;10;&quot;  &quot;; &quot; &quot;)" office:value-type="string" office:string-value=" " calcext:value-type="string">
            <text:p><text:s/></text:p>
          </table:table-cell>
          <table:table-cell table:formula="of:=TEXT(VLOOKUP([.E155];[.$BI$2:.$BK$82];2); &quot;0#%&quot;)" office:value-type="string" office:string-value="45%" calcext:value-type="string">
            <text:p>45%</text:p>
          </table:table-cell>
          <table:table-cell table:formula="of:=TEXT(VLOOKUP([.E155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40" calcext:value-type="float">
            <text:p>4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2];2); &quot;0#%&quot;)" office:value-type="string" office:string-value="45%" calcext:value-type="string">
            <text:p>45%</text:p>
          </table:table-cell>
          <table:table-cell table:formula="of:=TEXT(VLOOKUP([.E157];[.$BI$2:.$BK$82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8]+([.C158]-1)*20" office:value-type="float" office:value="20" calcext:value-type="float">
            <text:p>20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2];2); &quot;0#%&quot;)" office:value-type="string" office:string-value="20%" calcext:value-type="string">
            <text:p>20%</text:p>
          </table:table-cell>
          <table:table-cell table:formula="of:=TEXT(VLOOKUP([.E158];[.$BI$2:.$BK$82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9]+([.C159]-1)*20" office:value-type="float" office:value="14" calcext:value-type="float">
            <text:p>14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2];2); &quot;0#%&quot;)" office:value-type="string" office:string-value="14%" calcext:value-type="string">
            <text:p>14%</text:p>
          </table:table-cell>
          <table:table-cell table:formula="of:=TEXT(VLOOKUP([.E159];[.$BI$2:.$BK$82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60]+([.C160]-1)*20" office:value-type="float" office:value="58" calcext:value-type="float">
            <text:p>58</text:p>
          </table:table-cell>
          <table:table-cell table:formula="of:=IF([.D160]&lt;10;&quot;  &quot;; &quot; &quot;)" office:value-type="string" office:string-value=" " calcext:value-type="string">
            <text:p><text:s/></text:p>
          </table:table-cell>
          <table:table-cell table:formula="of:=TEXT(VLOOKUP([.E160];[.$BI$2:.$BK$82];2); &quot;0#%&quot;)" office:value-type="string" office:string-value="68%" calcext:value-type="string">
            <text:p>68%</text:p>
          </table:table-cell>
          <table:table-cell table:formula="of:=TEXT(VLOOKUP([.E160];[.$BI$2:.$BK$82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1]+([.C161]-1)*20" office:value-type="float" office:value="44" calcext:value-type="float">
            <text:p>44</text:p>
          </table:table-cell>
          <table:table-cell table:formula="of:=IF([.D161]&lt;10;&quot;  &quot;; &quot; &quot;)" office:value-type="string" office:string-value="  " calcext:value-type="string">
            <text:p><text:s text:c="2"/></text:p>
          </table:table-cell>
          <table:table-cell table:formula="of:=TEXT(VLOOKUP([.E161];[.$BI$2:.$BK$82];2); &quot;0#%&quot;)" office:value-type="string" office:string-value="54%" calcext:value-type="string">
            <text:p>54%</text:p>
          </table:table-cell>
          <table:table-cell table:formula="of:=TEXT(VLOOKUP([.E161];[.$BI$2:.$BK$82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7  [67% - 95%] Wind Resistance" calcext:value-type="string">
            <text:p>3-17 <text:s/>[67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162]+([.C162]-1)*20" office:value-type="float" office:value="57" calcext:value-type="float">
            <text:p>57</text:p>
          </table:table-cell>
          <table:table-cell table:formula="of:=IF([.D162]&lt;10;&quot;  &quot;; &quot; &quot;)" office:value-type="string" office:string-value=" " calcext:value-type="string">
            <text:p><text:s/></text:p>
          </table:table-cell>
          <table:table-cell table:formula="of:=TEXT(VLOOKUP([.E162];[.$BI$2:.$BK$82];2); &quot;0#%&quot;)" office:value-type="string" office:string-value="67%" calcext:value-type="string">
            <text:p>67%</text:p>
          </table:table-cell>
          <table:table-cell table:formula="of:=TEXT(VLOOKUP([.E16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3];&quot;-&quot;;[.D163];[.F163];&quot; [&quot;; [.G163]; &quot; - &quot;; [.H163]; &quot;] &quot;;[.B163])" office:value-type="string" office:string-value="3-11  [61% - 95%] Wood Magic Resistance" calcext:value-type="string">
            <text:p>3-11 <text:s/>[61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3]+([.C163]-1)*20" office:value-type="float" office:value="51" calcext:value-type="float">
            <text:p>51</text:p>
          </table:table-cell>
          <table:table-cell table:formula="of:=IF([.D163]&lt;10;&quot;  &quot;; &quot; &quot;)" office:value-type="string" office:string-value=" " calcext:value-type="string">
            <text:p><text:s/></text:p>
          </table:table-cell>
          <table:table-cell table:formula="of:=TEXT(VLOOKUP([.E163];[.$BI$2:.$BK$82];2); &quot;0#%&quot;)" office:value-type="string" office:string-value="61%" calcext:value-type="string">
            <text:p>61%</text:p>
          </table:table-cell>
          <table:table-cell table:formula="of:=TEXT(VLOOKUP([.E163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5]; [.C165])" office:value-type="string" office:string-value="12 1st tier" calcext:value-type="string">
            <text:p>12 1st tier</text:p>
          </table:table-cell>
          <table:table-cell table:formula="of:=COUNTIF([.$C$107:.$C$163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1 2nd tier" calcext:value-type="string">
            <text:p>21 2nd tier</text:p>
          </table:table-cell>
          <table:table-cell table:formula="of:=COUNTIF([.$C$107:.$C$163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7]; [.C167])" office:value-type="string" office:string-value="21 3rd tier" calcext:value-type="string">
            <text:p>21 3rd tier</text:p>
          </table:table-cell>
          <table:table-cell table:formula="of:=COUNTIF([.$C$107:.$C$163];&quot;=3&quot;)" office:value-type="float" office:value="21" calcext:value-type="float">
            <text:p>21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9:.G169])" office:value-type="string" office:string-value="Ash Density: 42 x 5% = 210%" calcext:value-type="string">
            <text:p>Ash Density: 42 x 5% = 210%</text:p>
          </table:table-cell>
          <table:table-cell office:value-type="string" calcext:value-type="string">
            <text:p>Ash Density: </text:p>
          </table:table-cell>
          <table:table-cell table:formula="of:=([.B167]+[.B166])" office:value-type="float" office:value="42" calcext:value-type="float">
            <text:p>42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210%" calcext:value-type="string">
            <text:p>210%</text:p>
          </table:table-cell>
          <table:table-cell table:number-columns-repeated="1017"/>
        </table:table-row>
        <table:table-row table:style-name="ro1">
          <table:table-cell table:formula="of:=COM.MICROSOFT.CONCAT([.B170:.G170])" office:value-type="string" office:string-value="Ash Speed:   21 x 5% = 105%" calcext:value-type="string">
            <text:p>Ash Speed: <text:s text:c="2"/>21 x 5% = 105%</text:p>
          </table:table-cell>
          <table:table-cell office:value-type="string" calcext:value-type="string">
            <text:p>Ash Speed: <text:s text:c="2"/></text:p>
          </table:table-cell>
          <table:table-cell table:formula="of:=[.B167]" office:value-type="float" office:value="21" calcext:value-type="float">
            <text:p>2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70]*[.E170]; &quot;###,#%&quot;)" office:value-type="string" office:string-value="105%" calcext:value-type="string">
            <text:p>10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2:.O172])" office:value-type="string" office:string-value="Weight:   765.6 kgs   [1,688.0 lbs] [0.84 tons]" calcext:value-type="string">
            <text:p>Weight: <text:s text:c="2"/>765.6 kgs <text:s text:c="2"/>[1,688.0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3])-LEN([.D172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5.6" calcext:value-type="string">
            <text:p>765.6</text:p>
          </table:table-cell>
          <table:table-cell office:value-type="string" calcext:value-type="string">
            <text:p><text:s/>kgs</text:p>
          </table:table-cell>
          <table:table-cell table:formula="of:=REPT(&quot; &quot;; LEN([.H173])-LEN([.H172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88.0" calcext:value-type="string">
            <text:p>1,688.0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3:.O173])" office:value-type="string" office:string-value="Maxed: 65,080.1 kgs [143,476.8 lbs] [71.74 tons]" calcext:value-type="string">
            <text:p>Maxed: 65,080.1 kgs [143,476.8 lbs] [71.7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5,080.1" calcext:value-type="string">
            <text:p>65,080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3,476.8" calcext:value-type="string">
            <text:p>143,476.8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74" calcext:value-type="string">
            <text:p>71.7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8]; &quot; + &quot;; [.D178]; &quot; + &quot;; [.E178]; &quot; = &quot;; [.F178]; &quot;) more dense - &quot;; [.B45] ;&quot; 2nd&quot;)" office:value-type="string" office:string-value="        Muscles are (315% + 210% + 60% = 585%) more dense - Avatar of Ash [E] 2nd" calcext:value-type="string">
            <text:p><text:s text:c="8"/>Muscles are (315% + 210% + 60% = 585%) more dense - Avatar of Ash [E] 2nd</text:p>
          </table:table-cell>
          <table:table-cell/>
          <table:table-cell table:formula="of:=TEXT([.B167]*15%;&quot;%&quot;)" office:value-type="string" office:string-value="315%" calcext:value-type="string">
            <text:p>315%</text:p>
          </table:table-cell>
          <table:table-cell table:formula="of:=TEXT([.B166]*10%;&quot;%&quot;)" office:value-type="string" office:string-value="210%" calcext:value-type="string">
            <text:p>210%</text:p>
          </table:table-cell>
          <table:table-cell table:formula="of:=TEXT([.B165]*5%;&quot;%&quot;)" office:value-type="string" office:string-value="60%" calcext:value-type="string">
            <text:p>60%</text:p>
          </table:table-cell>
          <table:table-cell table:formula="of:=TEXT([.C178]+[.D178]+[.E178]; &quot;###,#%&quot;)" office:value-type="string" office:string-value="585%" calcext:value-type="string">
            <text:p>58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8]; &quot;] more dense.&quot;)" office:value-type="string" office:string-value="                [585%] more dense." calcext:value-type="string">
            <text:p><text:s text:c="16"/>[58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95" calcext:value-type="float">
            <text:p>595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4:.$E$216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93" calcext:value-type="float">
            <text:p>593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4:.$E$216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81" calcext:value-type="float">
            <text:p>581</text:p>
          </table:table-cell>
          <table:table-cell table:formula="of:=LEN([.D216])" office:value-type="float" office:value="3" calcext:value-type="float">
            <text:p>3</text:p>
          </table:table-cell>
          <table:table-cell table:formula="of:=REPT(&quot; &quot;; MAX([.$E$214:.$E$216])-[.E21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3:.$M$231])-[.M223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3:.$M$231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856.3" calcext:value-type="string">
            <text:p>8,856.3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8:.$K$230])-[.K22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3:.$M$231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500" calcext:value-type="float">
            <text:p>50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900.0" calcext:value-type="string">
            <text:p>3,900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7" calcext:value-type="float">
            <text:p>7</text:p>
          </table:table-cell>
          <table:table-cell table:formula="of:=REPT(&quot; &quot;; MAX([.$K$228:.$K$230])-[.K22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3:.$M$231])-[.M229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2000" calcext:value-type="float">
            <text:p>20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2,500.0" calcext:value-type="string">
            <text:p>32,500.0</text:p>
          </table:table-cell>
          <table:table-cell office:value-type="string" calcext:value-type="string">
            <text:p>]</text:p>
          </table:table-cell>
          <table:table-cell/>
          <table:table-cell table:formula="of:=LEN([.H230])" office:value-type="float" office:value="8" calcext:value-type="float">
            <text:p>8</text:p>
          </table:table-cell>
          <table:table-cell table:formula="of:=REPT(&quot; &quot;; MAX([.$K$228:.$K$230])-[.K23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3:.$M$231])-[.M230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3:.$M$231])-[.M231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502.0%" calcext:value-type="string">
            <text:p>5,50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252.0%" calcext:value-type="string">
            <text:p>6,25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305.0%" calcext:value-type="string">
            <text:p>2,30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930.0%" calcext:value-type="string">
            <text:p>1,93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7,600" calcext:value-type="string">
            <text:p>67,600</text:p>
          </table:table-cell>
          <table:table-cell table:formula="of:=LEN([.C238])" office:value-type="float" office:value="6" calcext:value-type="float">
            <text:p>6</text:p>
          </table:table-cell>
          <table:table-cell table:formula="of:=REPT(&quot; &quot;;MAX([.$D$238:.$D$240])-[.D23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300" calcext:value-type="string">
            <text:p>5,300</text:p>
          </table:table-cell>
          <table:table-cell table:formula="of:=LEN([.C239])" office:value-type="float" office:value="5" calcext:value-type="float">
            <text:p>5</text:p>
          </table:table-cell>
          <table:table-cell table:formula="of:=REPT(&quot; &quot;;MAX([.$D$238:.$D$240])-[.D23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6,000" calcext:value-type="string">
            <text:p>126,000</text:p>
          </table:table-cell>
          <table:table-cell table:formula="of:=LEN([.C240])" office:value-type="float" office:value="7" calcext:value-type="float">
            <text:p>7</text:p>
          </table:table-cell>
          <table:table-cell table:formula="of:=REPT(&quot; &quot;;MAX([.$D$238:.$D$240])-[.D24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46.6" calcext:value-type="string">
            <text:p>246.6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4.1" calcext:value-type="string">
            <text:p>274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9.6" calcext:value-type="string">
            <text:p>339.6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199.1" calcext:value-type="string">
            <text:p>199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8%" calcext:value-type="string">
            <text:p>0.38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83.0" calcext:value-type="string">
            <text:p>483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60.9" calcext:value-type="string">
            <text:p>260.9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6%" calcext:value-type="string">
            <text:p>0.46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83.2" calcext:value-type="string">
            <text:p>583.2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16.1" calcext:value-type="string">
            <text:p>216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804%" calcext:value-type="string">
            <text:p>98.804%</text:p>
          </table:table-cell>
          <table:table-cell table:formula="of:=REPT(&quot; &quot;;MAX([.$K$248:.$K$249])-[.K24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8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3.68" calcext:value-type="string">
            <text:p>83.68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7" calcext:value-type="float">
            <text:p>7</text:p>
          </table:table-cell>
          <table:table-cell table:formula="of:=LEN([.H248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656,430.0" calcext:value-type="string">
            <text:p>5,656,430.0</text:p>
          </table:table-cell>
          <table:table-cell table:formula="of:=REPT(&quot; &quot;;MAX([.$K$248:.$K$249])-[.K24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9])">
            <text:p/>
          </table:table-cell>
          <table:table-cell table:formula="of:=TEXT([.S13]*(1+[.$AZ$22]);&quot;#,##0.00&quot;)" office:value-type="string" office:string-value="282.82" calcext:value-type="string">
            <text:p>282.82</text:p>
          </table:table-cell>
          <table:table-cell office:value-type="string" calcext:value-type="string">
            <text:p>]</text:p>
          </table:table-cell>
          <table:table-cell/>
          <table:table-cell table:formula="of:=LEN([.D249])" office:value-type="float" office:value="11" calcext:value-type="float">
            <text:p>11</text:p>
          </table:table-cell>
          <table:table-cell table:formula="of:=LEN([.H249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99%" calcext:value-type="string">
            <text:p>98.899%</text:p>
          </table:table-cell>
          <table:table-cell table:formula="of:=REPT(&quot; &quot;;MAX([.$K$248:.$K$249])-[.K251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1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90.86" calcext:value-type="string">
            <text:p>90.86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7" calcext:value-type="float">
            <text:p>7</text:p>
          </table:table-cell>
          <table:table-cell table:formula="of:=LEN([.H251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6,142,305.0" calcext:value-type="string">
            <text:p>6,142,305.0</text:p>
          </table:table-cell>
          <table:table-cell table:formula="of:=REPT(&quot; &quot;;MAX([.$K$248:.$K$249])-[.K252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2])">
            <text:p/>
          </table:table-cell>
          <table:table-cell table:formula="of:=TEXT([.S16]*(1+[.$AZ$22]);&quot;#,##0.00&quot;)" office:value-type="string" office:string-value="307.12" calcext:value-type="string">
            <text:p>307.12</text:p>
          </table:table-cell>
          <table:table-cell office:value-type="string" calcext:value-type="string">
            <text:p>]</text:p>
          </table:table-cell>
          <table:table-cell/>
          <table:table-cell table:formula="of:=LEN([.D252])" office:value-type="float" office:value="11" calcext:value-type="float">
            <text:p>11</text:p>
          </table:table-cell>
          <table:table-cell table:formula="of:=LEN([.H25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5:.E284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4]-[.E255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9" calcext:value-type="float">
            <text:p>29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5];&quot;.0&quot;)" office:value-type="string" office:string-value="19.5" calcext:value-type="string">
            <text:p>19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9.5" calcext:value-type="float">
            <text:p>19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4]-[.E256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" calcext:value-type="string">
            <text:p><text:s text:c="5"/></text:p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4]-[.E257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" calcext:value-type="string">
            <text:p><text:s text:c="9"/></text:p>
          </table:table-cell>
          <table:table-cell table:formula="of:=IF([.N257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4]; TEXT([.M27];&quot;#,##0.0%&quot;))" office:value-type="string" office:string-value="84.5% =&gt; 845.0%" calcext:value-type="string">
            <text:p>84.5% =&gt; 84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4]-[.E258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5" calcext:value-type="float">
            <text:p>25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4]-[.E259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9" calcext:value-type="float">
            <text:p>29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" calcext:value-type="string">
            <text:p><text:s text:c="13"/></text:p>
          </table:table-cell>
          <table:table-cell table:formula="of:=IF([.N25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4]-[.E260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   " calcext:value-type="string">
            <text:p><text:s text:c="14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4]; TEXT([.AW30];&quot;#,##0.0%&quot;))" office:value-type="string" office:string-value="55.0% =&gt; 770.0%" calcext:value-type="string">
            <text:p>55.0% =&gt; 77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4]; TEXT([.M30];&quot;#,##0.0%&quot;))" office:value-type="string" office:string-value="135.0% =&gt; 1,890.0%" calcext:value-type="string">
            <text:p>135.0% =&gt; 1,89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4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4]-[.E261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9" calcext:value-type="float">
            <text:p>29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" calcext:value-type="string">
            <text:p><text:s text:c="11"/></text:p>
          </table:table-cell>
          <table:table-cell table:formula="of:=IF([.N261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4]; TEXT([.M31];&quot;#,##0.0%&quot;))" office:value-type="string" office:string-value="109.5% =&gt; 1,095.0%" calcext:value-type="string">
            <text:p>109.5% =&gt; 1,09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8.25%" calcext:value-type="string">
            <text:p>8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20" calcext:value-type="float">
            <text:p>20</text:p>
          </table:table-cell>
          <table:table-cell table:formula="of:=[.$E$254]-[.E262]+1+IF([.K32]&lt;10;1;0)" office:value-type="float" office:value="11" calcext:value-type="float">
            <text:p>1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4" calcext:value-type="float">
            <text:p>4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         " calcext:value-type="string">
            <text:p><text:s text:c="11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4]-[.E263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8" calcext:value-type="float">
            <text:p>8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     " calcext:value-type="string">
            <text:p><text:s text:c="14"/></text:p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4]-[.E264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7" calcext:value-type="float">
            <text:p>27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" calcext:value-type="string">
            <text:p><text:s text:c="9"/></text:p>
          </table:table-cell>
          <table:table-cell table:formula="of:=IF([.N264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25.0%" calcext:value-type="string">
            <text:p>125.0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>
            <text:p/>
          </table:table-cell>
          <table:table-cell table:formula="of:=IF([.N26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4]-[.E267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" calcext:value-type="string">
            <text:p><text:s text:c="8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4]; TEXT([.M37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4]-[.E268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6" calcext:value-type="float">
            <text:p>26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         " calcext:value-type="string">
            <text:p><text:s text:c="17"/></text:p>
          </table:table-cell>
          <table:table-cell table:formula="of:=IF([.N268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4]; TEXT([.M38];&quot;#,##0.0%&quot;))" office:value-type="string" office:string-value="68.0% =&gt; 680.0%" calcext:value-type="string">
            <text:p>68.0% =&gt; 68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4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4]-[.E269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7" calcext:value-type="float">
            <text:p>7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" calcext:value-type="string">
            <text:p><text:s text:c="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4]-[.E270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8" calcext:value-type="float">
            <text:p>28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" calcext:value-type="string">
            <text:p><text:s text:c="14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4]-[.E271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9" calcext:value-type="float">
            <text:p>29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             " calcext:value-type="string">
            <text:p><text:s text:c="15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4]-[.E272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2" calcext:value-type="float">
            <text:p>22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" calcext:value-type="string">
            <text:p><text:s text:c="2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4]-[.E273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5" calcext:value-type="float">
            <text:p>25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" calcext:value-type="string">
            <text:p><text:s text:c="16"/></text:p>
          </table:table-cell>
          <table:table-cell table:formula="of:=IF([.N27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4]-[.E274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5" calcext:value-type="float">
            <text:p>5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4]; TEXT([.M44];&quot;#,##0.0%&quot;))" office:value-type="string" office:string-value="52.5% =&gt; 630.0%" calcext:value-type="string">
            <text:p>52.5% =&gt; 63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4]-[.E275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" calcext:value-type="string">
            <text:p><text:s text:c="14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4]; TEXT([.M45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4]-[.E276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7" calcext:value-type="float">
            <text:p>27</text:p>
          </table:table-cell>
          <table:table-cell/>
          <table:table-cell table:formula="of:=IF([.I276]&lt;10; &quot;  &quot;; &quot; &quot;)" office:value-type="string" office:string-value=" " calcext:value-type="string">
            <text:p><text:s/></text:p>
          </table:table-cell>
          <table:table-cell table:formula="of:=REPT(&quot; &quot;; [.F276])" office:value-type="string" office:string-value="               " calcext:value-type="string">
            <text:p><text:s text:c="15"/></text:p>
          </table:table-cell>
          <table:table-cell table:formula="of:=IF([.N276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4]; TEXT([.M46];&quot;#,##0.0%&quot;))" office:value-type="string" office:string-value="83.5% =&gt; 835.0%" calcext:value-type="string">
            <text:p>83.5% =&gt; 83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formula="of:=REPT(&quot; &quot;; [.F278])">
            <text:p/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20" calcext:value-type="float">
            <text:p>20</text:p>
          </table:table-cell>
          <table:table-cell table:formula="of:=[.$E$254]-[.E279]+1+IF([.K49]&lt;10;1;0)" office:value-type="float" office:value="12" calcext:value-type="float">
            <text:p>12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" calcext:value-type="float">
            <text:p>3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  " calcext:value-type="string">
            <text:p><text:s text:c="12"/></text:p>
          </table:table-cell>
          <table:table-cell table:formula="of:=IF([.N27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4]-[.E280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8" calcext:value-type="float">
            <text:p>28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" calcext:value-type="string">
            <text:p><text:s text:c="10"/></text:p>
          </table:table-cell>
          <table:table-cell table:formula="of:=IF([.N280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4]; TEXT([.M50];&quot;#,##0.0%&quot;))" office:value-type="string" office:string-value="74.0% =&gt; 962.0%" calcext:value-type="string">
            <text:p>74.0% =&gt; 962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80]; &quot;#.00%&quot;)" office:value-type="string" office:string-value="9.50%" calcext:value-type="string">
            <text:p>9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4]-[.E281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21" calcext:value-type="float">
            <text:p>21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" calcext:value-type="string">
            <text:p><text:s text:c="17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6" calcext:value-type="float">
            <text:p>16</text:p>
          </table:table-cell>
          <table:table-cell table:formula="of:=[.$E$254]-[.E282]+1+IF([.K52]&lt;10;1;0)" office:value-type="float" office:value="16" calcext:value-type="float">
            <text:p>16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2" calcext:value-type="float">
            <text:p>2</text:p>
          </table:table-cell>
          <table:table-cell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formula="of:=REPT(&quot; &quot;; [.F282])" office:value-type="string" office:string-value="                " calcext:value-type="string">
            <text:p><text:s text:c="16"/></text:p>
          </table:table-cell>
          <table:table-cell table:formula="of:=IF([.N28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4]-[.E283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5" calcext:value-type="float">
            <text:p>15</text:p>
          </table:table-cell>
          <table:table-cell table:style-name="ce21"/>
          <table:table-cell table:style-name="ce21" table:formula="of:=IF([.I283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3])" office:value-type="string" office:string-value="           " calcext:value-type="string">
            <text:p><text:s text:c="11"/></text:p>
          </table:table-cell>
          <table:table-cell table:style-name="ce21" table:formula="of:=IF([.N283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4]; TEXT([.M53];&quot;#,##0.0%&quot;))" office:value-type="string" office:string-value="42.5% =&gt; 595.0%" calcext:value-type="string">
            <text:p>42.5% =&gt; 595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4]; TEXT([.AN53];&quot;#,##0.0%&quot;))" office:value-type="string" office:string-value="10.5% =&gt; 147.0%" calcext:value-type="string">
            <text:p>10.5% =&gt; 147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4]; TEXT([.AK53];&quot;#,##0.0%&quot;))" office:value-type="string" office:string-value="5.0% =&gt; 147.0%" calcext:value-type="string">
            <text:p>5.0% =&gt; 147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4]; TEXT([.AZ53];&quot;#,##0.0%&quot;))" office:value-type="string" office:string-value="17.0% =&gt; 238.0%" calcext:value-type="string">
            <text:p>17.0% =&gt; 238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3]);&quot;#.00%&quot;); [.$N$254]; TEXT((0.5%+0.05%*[.I283])*[.K53];&quot;#.00%&quot;))" office:value-type="string" office:string-value="1.25% =&gt; 17.50%" calcext:value-type="string">
            <text:p>1.25% =&gt; 17.5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4]-[.E284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21" calcext:value-type="float">
            <text:p>21</text:p>
          </table:table-cell>
          <table:table-cell/>
          <table:table-cell table:formula="of:=IF([.I284]&lt;10; &quot;  &quot;; &quot; &quot;)" office:value-type="string" office:string-value=" " calcext:value-type="string">
            <text:p><text:s/></text:p>
          </table:table-cell>
          <table:table-cell table:formula="of:=REPT(&quot; &quot;; [.F284])" office:value-type="string" office:string-value="         " calcext:value-type="string">
            <text:p><text:s text:c="9"/></text:p>
          </table:table-cell>
          <table:table-cell table:formula="of:=IF([.N28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740" calcext:value-type="float">
            <text:p>2740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23:3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11T01:08:13.479000000</dc:date>
    <meta:generator>LibreOffice/7.0.5.2$Windows_X86_64 LibreOffice_project/64390860c6cd0aca4beafafcfd84613dd9dfb63a</meta:generator>
    <meta:editing-duration>P2DT3H13M37S</meta:editing-duration>
    <meta:editing-cycles>213</meta:editing-cycles>
    <meta:document-statistic meta:table-count="1" meta:cell-count="2174" meta:object-count="0"/>
    <meta:user-defined meta:name="AppVersion">16.0300</meta:user-defined>
  </office:meta>
</office:document-meta>
</file>